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202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8872" calcext:value-type="float">
            <text:p>95.3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3904" calcext:value-type="float">
            <text:p>95.2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202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004" calcext:value-type="float">
            <text:p>95.57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5136" calcext:value-type="float">
            <text:p>95.19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8896" calcext:value-type="float">
            <text:p>94.7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201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6808" calcext:value-type="float">
            <text:p>94.85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1464" calcext:value-type="float">
            <text:p>94.77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201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8624" calcext:value-type="float">
            <text:p>94.90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201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4176" calcext:value-type="float">
            <text:p>95.13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201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5512" calcext:value-type="float">
            <text:p>95.15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4072" calcext:value-type="float">
            <text:p>95.0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7203</text:p>
          </table:table-cell>
          <table:table-cell office:value-type="string" calcext:value-type="string">
            <text:p>201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3176" calcext:value-type="float">
            <text:p>94.75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